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Arial Black" svg:font-family="'Arial Black'"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6.909cm" table:align="left"/>
    </style:style>
    <style:style style:name="Tabela1.A" style:family="table-column">
      <style:table-column-properties style:column-width="3.392cm"/>
    </style:style>
    <style:style style:name="Tabela1.B" style:family="table-column">
      <style:table-column-properties style:column-width="13.517cm"/>
    </style:style>
    <style:style style:name="Tabela1.A1" style:family="table-cell">
      <style:table-cell-properties style:vertical-align="bottom" fo:background-color="#215868" fo:padding="0.097cm" fo:border-left="0.5pt solid #000000" fo:border-right="none" fo:border-top="0.5pt solid #000000" fo:border-bottom="0.5pt solid #000000">
        <style:background-image/>
      </style:table-cell-properties>
    </style:style>
    <style:style style:name="Tabela1.B1" style:family="table-cell">
      <style:table-cell-properties style:vertical-align="bottom" fo:padding="0.097cm" fo:border="0.5pt solid #000000"/>
    </style:style>
    <style:style style:name="Tabela1.A2" style:family="table-cell">
      <style:table-cell-properties style:vertical-align="bottom" fo:background-color="#215868" fo:padding="0.097cm" fo:border-left="0.5pt solid #000000" fo:border-right="none" fo:border-top="none" fo:border-bottom="0.5pt solid #000000">
        <style:background-image/>
      </style:table-cell-properties>
    </style:style>
    <style:style style:name="Tabela1.B2" style:family="table-cell">
      <style:table-cell-properties style:vertical-align="bottom" fo:padding="0.097cm" fo:border-left="0.5pt solid #000000" fo:border-right="0.5pt solid #000000" fo:border-top="none" fo:border-bottom="0.5pt solid #000000"/>
    </style:style>
    <style:style style:name="Tabela1.B3" style:family="table-cell">
      <style:table-cell-properties style:vertical-align="bottom" fo:padding="0.097cm" fo:border-left="0.5pt solid #000000" fo:border-right="0.5pt solid #000000" fo:border-top="none" fo:border-bottom="0.5pt solid #000000"/>
    </style:style>
    <style:style style:name="Tabela1.B4" style:family="table-cell">
      <style:table-cell-properties style:vertical-align="bottom" fo:padding="0.097cm" fo:border-left="0.5pt solid #000000" fo:border-right="0.5pt solid #000000" fo:border-top="none" fo:border-bottom="0.5pt solid #000000"/>
    </style:style>
    <style:style style:name="P1" style:family="paragraph" style:parent-style-name="Table_20_Contents">
      <style:paragraph-properties fo:margin-top="0.423cm" fo:margin-bottom="0cm" loext:contextual-spacing="false"/>
      <style:text-properties fo:color="#ffffff" fo:font-size="10pt" fo:language="en" fo:country="US" fo:font-weight="bold"/>
    </style:style>
    <style:style style:name="P2" style:family="paragraph" style:parent-style-name="Table_20_Contents">
      <style:paragraph-properties fo:margin-top="0.423cm" fo:margin-bottom="0cm" loext:contextual-spacing="false" fo:text-align="start" style:justify-single-word="false"/>
      <style:text-properties fo:color="#ffffff" fo:font-size="10pt" fo:language="en" fo:country="US" fo:font-weight="bold"/>
    </style:style>
    <style:style style:name="P3" style:family="paragraph" style:parent-style-name="Table_20_Contents">
      <style:paragraph-properties fo:margin-top="0.423cm" fo:margin-bottom="0cm" loext:contextual-spacing="false"/>
      <style:text-properties fo:language="pl" fo:country="PL"/>
    </style:style>
    <style:style style:name="P4" style:family="paragraph" style:parent-style-name="Standard">
      <style:paragraph-properties fo:margin-top="0.423cm" fo:margin-bottom="0.247cm" loext:contextual-spacing="false"/>
      <style:text-properties style:font-name="Liberation Serif" fo:font-size="12pt" fo:language="en" fo:country="US" fo:font-weight="bold" officeooo:rsid="003d9a89" officeooo:paragraph-rsid="000cf35e" style:font-weight-asian="bold" style:font-weight-complex="bold"/>
    </style:style>
    <style:style style:name="P5" style:family="paragraph" style:parent-style-name="Table_20_Contents">
      <style:paragraph-properties fo:margin-top="0.423cm" fo:margin-bottom="0cm" loext:contextual-spacing="false"/>
      <style:text-properties fo:language="pl" fo:country="PL" officeooo:rsid="00505498" officeooo:paragraph-rsid="00505498"/>
    </style:style>
    <style:style style:name="P6" style:family="paragraph" style:parent-style-name="Table_20_Contents">
      <style:paragraph-properties fo:margin-top="0.423cm" fo:margin-bottom="0cm" loext:contextual-spacing="false"/>
      <style:text-properties fo:language="pl" fo:country="PL" officeooo:rsid="003d9a89" officeooo:paragraph-rsid="00518103"/>
    </style:style>
    <style:style style:name="P7" style:family="paragraph" style:parent-style-name="Table_20_Contents">
      <style:paragraph-properties fo:margin-top="0.423cm" fo:margin-bottom="0cm" loext:contextual-spacing="false"/>
      <style:text-properties fo:language="pl" fo:country="PL" officeooo:paragraph-rsid="00518103"/>
    </style:style>
    <style:style style:name="P8" style:family="paragraph" style:parent-style-name="Table_20_Contents">
      <style:paragraph-properties fo:margin-top="0.423cm" fo:margin-bottom="0cm" loext:contextual-spacing="false"/>
      <style:text-properties style:font-name="Liberation Serif" fo:font-size="12pt" fo:language="pl" fo:country="PL" officeooo:rsid="003d9a89" officeooo:paragraph-rsid="00518103"/>
    </style:style>
    <style:style style:name="P9" style:family="paragraph" style:parent-style-name="Text_20_body">
      <loext:graphic-properties draw:fill="solid" draw:fill-color="#215868" draw:opacity="100%"/>
      <style:paragraph-properties fo:background-color="#215868"/>
      <style:text-properties officeooo:paragraph-rsid="004f4167"/>
    </style:style>
    <style:style style:name="P10" style:family="paragraph" style:parent-style-name="Text_20_body">
      <loext:graphic-properties draw:fill="solid" draw:fill-color="#215868" draw:opacity="100%"/>
      <style:paragraph-properties fo:background-color="#215868"/>
      <style:text-properties fo:color="#ffffff" style:font-name="Arial Black" fo:font-size="28pt" fo:font-weight="bold" officeooo:rsid="00505498" officeooo:paragraph-rsid="00505498" style:font-size-asian="28pt" style:font-weight-asian="bold" style:font-size-complex="28pt" style:font-weight-complex="bold"/>
    </style:style>
    <style:style style:name="P11" style:family="paragraph" style:parent-style-name="Text_20_body">
      <style:paragraph-properties fo:text-align="end" style:justify-single-word="false"/>
      <style:text-properties officeooo:paragraph-rsid="0007808a"/>
    </style:style>
    <style:style style:name="P12" style:family="paragraph" style:parent-style-name="Text_20_body">
      <style:paragraph-properties fo:margin-top="0.423cm" fo:margin-bottom="0.247cm" loext:contextual-spacing="false"/>
      <style:text-properties fo:language="en" fo:country="US"/>
    </style:style>
    <style:style style:name="P13" style:family="paragraph" style:parent-style-name="Text_20_body">
      <style:paragraph-properties fo:margin-top="0.423cm" fo:margin-bottom="0.247cm" loext:contextual-spacing="false"/>
      <style:text-properties fo:font-weight="bold" officeooo:rsid="003d9a89" officeooo:paragraph-rsid="003d9a89" style:font-weight-asian="bold" style:font-weight-complex="bold"/>
    </style:style>
    <style:style style:name="P14" style:family="paragraph" style:parent-style-name="Text_20_body">
      <style:paragraph-properties fo:margin-top="0.423cm" fo:margin-bottom="0.247cm" loext:contextual-spacing="false"/>
      <style:text-properties fo:font-weight="bold" officeooo:rsid="003f310b" officeooo:paragraph-rsid="003f310b" style:font-weight-asian="bold" style:font-weight-complex="bold"/>
    </style:style>
    <style:style style:name="T1" style:family="text">
      <style:text-properties style:font-name="Arial" fo:font-size="7pt"/>
    </style:style>
    <style:style style:name="T2" style:family="text">
      <style:text-properties style:font-name="Arial" fo:font-size="7pt" fo:language="pl" fo:country="PL"/>
    </style:style>
    <style:style style:name="T3" style:family="text">
      <style:text-properties style:font-name="Arial" fo:font-size="7pt" fo:language="fr" fo:country="FR"/>
    </style:style>
    <style:style style:name="T4" style:family="text">
      <style:text-properties fo:color="#daeef3" fo:background-color="#215868" loext:char-shading-value="0"/>
    </style:style>
    <style:style style:name="T5" style:family="text">
      <style:text-properties fo:color="#daeef3" style:font-name="Arial" fo:font-size="8pt" fo:language="en" fo:country="US" fo:background-color="#215868" loext:char-shading-value="0"/>
    </style:style>
    <style:style style:name="T6" style:family="text">
      <style:text-properties fo:color="#daeef3" style:font-name="Arial" fo:font-size="8pt" fo:language="en" fo:country="US" officeooo:rsid="004f4167" fo:background-color="#215868" loext:char-shading-value="0"/>
    </style:style>
    <style:style style:name="T7" style:family="text">
      <style:text-properties fo:color="#daeef3" style:font-name="Arial" fo:font-size="8pt" fo:language="en" fo:country="US" fo:font-weight="normal" officeooo:rsid="004f4167" fo:background-color="#215868" loext:char-shading-value="0"/>
    </style:style>
    <style:style style:name="T8" style:family="text">
      <style:text-properties officeooo:rsid="003d5365"/>
    </style:style>
    <style:style style:name="T9" style:family="text">
      <style:text-properties officeooo:rsid="00505498"/>
    </style:style>
    <style:style style:name="T10" style:family="text">
      <style:text-properties officeooo:rsid="00518103"/>
    </style:style>
  </office:automatic-styles>
  <office:body>
    <office:text text:use-soft-page-breaks="true">
      <office:forms form:automatic-focus="false" form:apply-design-mode="false">
        <form:form form:name="FindingMatrix"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4"> </text:span><text:span text:style-name="T6">F20181215-125507</text:span><text:span text:style-name="T7"/></text:p>
      <text:p text:style-name="P10">Finding</text:p>
      <text:p text:style-name="P12"/>
      <table:table table:name="Tabela1" table:style-name="Tabela1">
        <table:table-column table:style-name="Tabela1.A"/>
        <table:table-column table:style-name="Tabela1.B"/>
        <table:table-row>
          <table:table-cell table:style-name="Tabela1.A1" office:value-type="string">
            <text:p text:style-name="P2">Source:</text:p>
          </table:table-cell>
          <table:table-cell table:style-name="Tabela1.B1" office:value-type="string">
            <text:p text:style-name="P3"><text:span text:style-name="T9">AITAM</text:span></text:p>
          </table:table-cell>
        </table:table-row>
        <table:table-row>
          <table:table-cell table:style-name="Tabela1.A2" office:value-type="string">
            <text:p text:style-name="P1">Domain:</text:p>
          </table:table-cell>
          <table:table-cell table:style-name="Tabela1.B2" office:value-type="string">
            <text:p text:style-name="P5">01 IT Governance<text:span text:style-name="T10"/></text:p>
          </table:table-cell>
        </table:table-row>
        <table:table-row>
          <table:table-cell table:style-name="Tabela1.A2" office:value-type="string">
            <text:p text:style-name="P1">Are<text:span text:style-name="T9">a</text:span>:</text:p>
          </table:table-cell>
          <table:table-cell table:style-name="Tabela1.B3" office:value-type="string">
            <text:p text:style-name="P5">02 IT Strategy and Planning<text:span text:style-name="T10"/></text:p>
          </table:table-cell>
        </table:table-row>
        <table:table-row>
          <table:table-cell table:style-name="Tabela1.A2" office:value-type="string">
            <text:p text:style-name="P1">Issue:</text:p>
          </table:table-cell>
          <table:table-cell table:style-name="Tabela1.B4" office:value-type="string">
            <text:p text:style-name="P5">02 Risk management<text:span text:style-name="T10"/></text:p>
          </table:table-cell>
        </table:table-row>
      </table:table>
      <text:p text:style-name="P13">Cause:</text:p>
      <text:p text:style-name="P6"><text:span text:style-name="T9">Cause	</text:span></text:p>
      <text:p text:style-name="P6"/>
      <text:p text:style-name="P13">Result:</text:p>
      <text:p text:style-name="P6"><text:span text:style-name="T9">Result	</text:span></text:p>
      <text:p text:style-name="P6"/>
      <text:p text:style-name="P13">Description:</text:p>
      <text:p text:style-name="P6"><text:span text:style-name="T9">Finding Description</text:span></text:p>
      <text:p text:style-name="P6"/>
      <text:p text:style-name="P13">Recommendation:</text:p>
      <text:p text:style-name="P6"><text:span text:style-name="T9">Auditor’s recommendation</text:span></text:p>
      <text:p text:style-name="P6"/>
      <text:p text:style-name="P4">Reference to Legal Act:</text:p>
      <text:p text:style-name="P8"><text:span text:style-name="T9">Reference to Legal Act</text:span></text:p>
      <text:p text:style-name="P8"/>
      <text:p text:style-name="P14">Reference to the report:</text:p>
      <text:p text:style-name="P7"><text:soft-page-break/><text:span text:style-name="T9">Reference to the Report</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Arial Black" svg:font-family="'Arial Black'"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P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text-align="end" style:justify-single-word="false"/>
      <style:text-properties officeooo:paragraph-rsid="0007808a"/>
    </style:style>
    <style:style style:name="MT1" style:family="text">
      <style:text-properties style:font-name="Arial" fo:font-size="7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text:page-number text:select-page="current">2</text:page-number></text:span></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8T19:50:28.122000000</meta:creation-date>
    <meta:editing-duration>PT11M55S</meta:editing-duration>
    <meta:editing-cycles>6</meta:editing-cycles>
    <meta:generator>LibreOffice/6.1.3.2$Windows_X86_64 LibreOffice_project/86daf60bf00efa86ad547e59e09d6bb77c699acb</meta:generator>
    <dc:date>2019-01-08T20:02:22.916000000</dc:date>
    <meta:document-statistic meta:table-count="1" meta:image-count="0" meta:object-count="0" meta:page-count="2" meta:paragraph-count="23" meta:word-count="29" meta:character-count="269" meta:non-whitespace-character-count="262"/>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Option Explicit

Public Const vDefWLanguage As String = "eng"
Public vNewSource As String
Public vNewDomain As String
Public vNewArea As String
Public vNewIssue As String


Public Sub SaveMatrix()
    Dim oXml As Object, vAnchor As Object, vPlugInsCollection As Object, oDocBuilder as object, oSFile As Object, oXMLAuditDoc As Object
    Dim vCases as Object, j as integer, l as integer, vItems as Object,NewNode as Object, NewItem as Object, vTimeStamp as string
    Dim OldInclude as string
    
    On Error GoTo ErrHandler

    If 	ThisComponent.Drawpage.Forms.getByName("FindingMatrix").getByName("AuditFile").Text &lt;&gt; "" Then
 	    oSFile = createUnoService( "com.sun.star.ucb.SimpleFileAccess" )
        Set oDocBuilder = createUnoService("com.sun.star.xml.dom.DocumentBuilder")
        oXml = oDocBuilder.parseURI(ThisComponent.Drawpage.Forms.getByName("FindingMatrix").getByName("AuditFile").Text)
        oXml.normalize()
        
        OldInclude="Yes"
		If oXml.getChildNodes().getLength &gt; 0 Then
			vAnchor = oXml.getElementsByTagName("Cases")  
			if ThisComponent.Drawpage.Forms.getByName("FindingMatrix").getByName("idref").Text &lt;&gt; "(new)" then
				'finding already present and in editing process
				vCases = vAnchor.item(0).getChildNodes()
				For j = 0 to vCases.getLength -1
					if vCases.item(j).getNodeName="Case" then
						if vCases.item(j).getAttribute("nr")= ThisComponent.Drawpage.Forms.getByName("FindingMatrix").getByName("idref").Text then
							OldInclude=vCases.item(j).getAttribute("Include")
							vAnchor.item(0).removeChild(vCases.item(j))
							exit for 							  
						end if
					end if
				next j		
			else
				'generate ID for finding and apply
            	vTimeStamp = "F" &amp; CStr(Year(Now())) &amp; Right("0" &amp; CStr(Month(Now())), 2) &amp; Right("0" &amp; CStr(Day(Now())), 2) &amp; "-" &amp; Right("0" &amp; CStr(Hour(Now())), 2) &amp; Right("0" &amp; CStr(Minute(Now())), 2) &amp; Right("0" &amp; CStr(Second(Now())), 2)
	            ThisComponent.Drawpage.Forms.getByName("FindingMatrix").getByName("idref").Text = vTimeStamp
	            ThisComponent.Drawpage.Forms.getByName("FindingMatrix").getByName("ID").Text = vTimeStamp
			end if
			'new finding
			newNode = oXml.createElement("Case")
			newNode.setAttribute("nr",ThisComponent.Drawpage.Forms.getByName("FindingMatrix").getByName("idref").Text)   
			'proceed with common ground of attributes
			newNode.setAttribute("nm",ThisComponent.getTextFrames.getByName("nm").String)   
			newNode.setAttribute("eff",ThisComponent.getTextFrames.getByName("eff").String)   
			newNode.setAttribute("act",ThisComponent.getTextFrames.getByName("act").String)   			
			newNode.setAttribute("doc",ThisComponent.getTextFrames.getByName("doc").String) 
			newNode.setAttribute("Include",OldInclude)
			NewItem = oXml.createElement("cts")
			NewItem.setAttribute("source",ThisComponent.Drawpage.Forms.getByName("FindingMatrix").getByName("Source").selectedvalue)   
			NewItem.setAttribute("domain",ThisComponent.Drawpage.Forms.getByName("FindingMatrix").getByName("Domain").selectedvalue)   
			NewItem.setAttribute("area",ThisComponent.Drawpage.Forms.getByName("FindingMatrix").getByName("Area").selectedvalue)   			
			NewItem.setAttribute("issue",ThisComponent.Drawpage.Forms.getByName("FindingMatrix").getByName("Issue").selectedvalue) 
			newNode.appendChild(NewItem)
			NewItem = Nothing
			NewItem = oXml.createElement("quote")
			NewItem.setAttribute("type","description")   
	        NewItem.appendChild(oXml.createTextNode(ThisComponent.getTextFrames.getByName("Description").String)
			newNode.appendChild(NewItem)
			NewItem = Nothing
			NewItem = oXml.createElement("quote")
			NewItem.setAttribute("type","recommendation")   
	        NewItem.appendChild(oXml.createTextNode(ThisComponent.getTextFrames.getByName("Recommendation").String)
			newNode.appendChild(NewItem)
			vAnchor.item(0).appendChild(newNode)

			'How to save file XML
			'delete
			oSFile.kill(ConvertToURL(ThisComponent.Drawpage.Forms.getByName("FindingMatrix").getByName("AuditFile").Text))
			'and recreate
			oXMLAuditDoc = oSFile.openFileWrite(ConvertToURL(ThisComponent.Drawpage.Forms.getByName("FindingMatrix").getByName("AuditFile").Text))
			oXml.setOutputStream(oXMLAuditDoc)
			oXml.start()
			oXMLAuditDoc.closeOutput()

		end if

        MsgBox("Matrix synchronized with (XML) audit document. Please reload the findigs list before saving all audit!", 0, "Finding Support Matrix")
    End If

    Exit Sub
ErrHandler:
	MsgBox("Pre-Assessment Support Matrix: " &amp; Err &amp; ":" &amp; Error$, 0, "Method SaveMatrix")
    Resume Next

End Sub

Function Replace(Source As String, Search As String, NewPart As String)
  'emulate ms vba generic replace function
  Dim Result As String  
  Result = join(split(Source, Search), NewPart)
  Replace = Result
End Function

Sub SourceOnChange()
    if ThisComponent.Drawpage.Forms.getByName("FindingMatrix").getByName("Source").selectedvalue &lt;&gt; ThisComponent.Drawpage.Forms.getByName("FindingMatrix").getByName("vTempSource").Text then

		ThisComponent.Drawpage.Forms.getByName("FindingMatrix").getByName("vTempSource").Text = ThisComponent.Drawpage.Forms.getByName("FindingMatrix").getByName("Source").selectedvalue

		ThisComponent.Drawpage.Forms.getByName("FindingMatrix").getByName("vTempDomain").Text=""
		ThisComponent.Drawpage.Forms.getByName("FindingMatrix").getByName("vTempArea").Text=""
		ThisComponent.Drawpage.Forms.getByName("FindingMatrix").getByName("vTempIssue").Text=""
 
		ResetFindingDropDownDomain(ThisComponent)
		ResetFindingDropDownArea(ThisComponent)
		ResetFindingDropDownIssue(ThisComponent)

        LoadFindingDomain(ThisComponent, ThisComponent.Drawpage.Forms.getByName("FindingMatrix").getByName("vTempSource").Text, "")
	end if
end sub

Sub DomainOnChange()
    if ThisComponent.Drawpage.Forms.getByName("FindingMatrix").getByName("Domain").selectedvalue &lt;&gt; ThisComponent.Drawpage.Forms.getByName("FindingMatrix").getByName("vTempDomain").Text then

		ThisComponent.Drawpage.Forms.getByName("FindingMatrix").getByName("vTempDomain").Text = ThisComponent.Drawpage.Forms.getByName("FindingMatrix").getByName("Domain").selectedvalue

		ThisComponent.Drawpage.Forms.getByName("FindingMatrix").getByName("vTempArea").Text=""
		ThisComponent.Drawpage.Forms.getByName("FindingMatrix").getByName("vTempIssue").Text=""
 
		ResetFindingDropDownArea(ThisComponent)
		ResetFindingDropDownIssue(ThisComponent)

        LoadFindingArea(ThisComponent, ThisComponent.Drawpage.Forms.getByName("FindingMatrix").getByName("vTempSource").Text, ThisComponent.Drawpage.Forms.getByName("FindingMatrix").getByName("vTempDomain").Text, "")
	end if
end sub		

Sub AreaOnChange()
    if ThisComponent.Drawpage.Forms.getByName("FindingMatrix").getByName("Area").selectedvalue &lt;&gt; ThisComponent.Drawpage.Forms.getByName("FindingMatrix").getByName("vTempArea").Text then

		ThisComponent.Drawpage.Forms.getByName("FindingMatrix").getByName("vTempArea").Text = ThisComponent.Drawpage.Forms.getByName("FindingMatrix").getByName("Area").selectedvalue

		ThisComponent.Drawpage.Forms.getByName("FindingMatrix").getByName("vTempIssue").Text=""
 
		ResetFindingDropDownIssue(ThisComponent)

        LoadFindingIssue(ThisComponent, ThisComponent.Drawpage.Forms.getByName("FindingMatrix").getByName("vTempSource").Text, ThisComponent.Drawpage.Forms.getByName("FindingMatrix").getByName("vTempDomain").Text, ThisComponent.Drawpage.Forms.getByName("FindingMatrix").getByName("vTempArea").Text, "")
	end if
end sub		

Sub LoadFindingsDropDownValues(vSourceDocument as Object)
    On Error GoTo ErrHandler
	
	If (ThisComponent.Drawpage.Forms.getByName("FindingMatrix").getByName("AuditFile").Text &lt;&gt; "") Then
        If Not (vSourceDocument.Drawpage.Forms.getByName("FindingMatrix").getByName("vTempSource").Text="" or vSourceDocument.Drawpage.Forms.getByName("FindingMatrix").getByName("Source").selectedvalue = "") Then
            'edit finding
            LoadFindingSource vSourceDocument, vSourceDocument.Drawpage.Forms.getByName("FindingMatrix").getByName("vTempSource").Text
            LoadFindingDomain vSourceDocument, vSourceDocument.Drawpage.Forms.getByName("FindingMatrix").getByName("vTempSource").Text, vSourceDocument.Drawpage.Forms.getByName("FindingMatrix").getByName("vTempDomain").Text
            LoadFindingArea vSourceDocument, vSourceDocument.Drawpage.Forms.getByName("FindingMatrix").getByName("vTempSource").Text, vSourceDocument.Drawpage.Forms.getByName("FindingMatrix").getByName("vTempDomain").Text, vSourceDocument.Drawpage.Forms.getByName("FindingMatrix").getByName("vTempArea").Text
            LoadFindingIssue vSourceDocument, vSourceDocument.Drawpage.Forms.getByName("FindingMatrix").getByName("vTempSource").Text, vSourceDocument.Drawpage.Forms.getByName("FindingMatrix").getByName("vTempDomain").Text, vSourceDocument.Drawpage.Forms.getByName("FindingMatrix").getByName("vTempArea").Text, vSourceDocument.Drawpage.Forms.getByName("FindingMatrix").getByName("vTempIssue").Text
            'used for test purpose: interface
            'LoadFindingSource vSourceDocument, "AITAM"
            'LoadFindingDomain vSourceDocument, "AITAM", "01 IT Governance"
            'LoadFindingArea vSourceDocument,"AITAM", "01 IT Governance", "01 Business Needs Identification, Direction and Monitoring"
            'LoadFindingIssue vSourceDocument,"AITAM", "01 IT Governance", "01 Business Needs Identification, Direction and Monitoring", "01 Defining IT requirements"
        Else
            ResetFindingDropDownGlobal vSourceDocument
            'new finding
			vSourceDocument.Drawpage.Forms.getByName("FindingMatrix").getByName("vTempSource").Text=""
			vSourceDocument.Drawpage.Forms.getByName("FindingMatrix").getByName("vTempDomain").Text=""
			vSourceDocument.Drawpage.Forms.getByName("FindingMatrix").getByName("vTempArea").Text=""
			vSourceDocument.Drawpage.Forms.getByName("FindingMatrix").getByName("vTempIssue").Text=""
            LoadFindingSource vSourceDocument
        End If
    End If
    
    Exit Sub
ErrHandler:
    MsgBox("Finding worksheet: " &amp; Error$, 0, "Method LoadFindingsDropDownValues")
    Resume Next
End Sub

Sub ResetFindingDropDownGlobal(vSourceDocument as Object)
    On Error GoTo ErrHandler

    ResetFindingDropDownSource vSourceDocument
    ResetFindingDropDownDomain vSourceDocument
    ResetFindingDropDownArea vSourceDocument
    ResetFindingDropDownIssue vSourceDocument
    
    Exit Sub
ErrHandler:
    MsgBox("Finding worksheet: " &amp; Error$, 0, "Method ResetFindingDropDownGlobal")
    Resume Next
End Sub

Sub ResetFindingDropDownSource(vSourceDocument as Object)
    On Error GoTo ErrHandler

	vSourceDocument.Drawpage.Forms.getByName("FindingMatrix").getByName("Source").removeAllItems()    
    Exit Sub
ErrHandler:
    MsgBox("Finding worksheet: " &amp; Error$, 0, "Method ResetFindingDropDownSource")
    Resume Next
End Sub

Sub ResetFindingDropDownDomain(vSourceDocument as Object)
    On Error GoTo ErrHandler

	vSourceDocument.Drawpage.Forms.getByName("FindingMatrix").getByName("Domain").removeAllItems()    
    Exit Sub
ErrHandler:
    MsgBox("Finding worksheet: " &amp; Error$, 0, "Method ResetFindingDropDownDomain")
    Resume Next
End Sub

Sub ResetFindingDropDownArea(vSourceDocument as Object)
    On Error GoTo ErrHandler

	vSourceDocument.Drawpage.Forms.getByName("FindingMatrix").getByName("Area").removeAllItems()    
    Exit Sub
ErrHandler:
    MsgBox("Finding worksheet: " &amp; Error$, 0, "Method ResetFindingDropDownArea")
    Resume Next
End Sub

Sub ResetFindingDropDownIssue(vSourceDocument as Object)
    On Error GoTo ErrHandler

	vSourceDocument.Drawpage.Forms.getByName("FindingMatrix").getByName("Issue").removeAllItems()    
    Exit Sub
ErrHandler:
    MsgBox("Finding worksheet: " &amp; Error$, 0, "Method ResetFindingDropDownIssue")
    Resume Next
End Sub


Sub LoadFindingSource(vSourceDocument as Object, vSelectedSource as string)
	Dim oControl as object, vCounter as integer, vSelectedIndex as long
    Dim i As Long, VisualControl as object
    Dim oSheet As Object, NamedRange as Object, oCellRange as Object, oRangeAddress as Object
    
    On Error GoTo ErrHandler

    If (ThisComponent.Drawpage.Forms.getByName("FindingMatrix").getByName("AuditFile").Text &lt;&gt; "") Then
        'merge with plug-ins selected and core AITAM

		oControl = vSourceDocument.Drawpage.Forms.getByName("FindingMatrix").getByName("Source")

		vCounter=0
		vSelectedIndex=-1
		with oControl
			.insertItemText(vCounter,"AITAM")
		end with
		if vSelectedSource = "AITAM" then 
			vSelectedIndex= vCounter
		end if
		vCounter=1
        NamedRange = ThisComponent.NamedRanges.getByName("tblPlugIns")
		oCellRange = NamedRange.getReferredCells()
  		oRangeAddress = oCellRange.getRangeAddress()
        If oRangeAddress.EndRow &gt; 8 Then
            For i = 8 To (oRangeAddress.EndRow-1)
                If ThisComponent.Sheets.getByName("Plug-ins").getCellByPosition(2,i).String = "Yes" Then
					with oControl
						.insertItemText(vCounter,ThisComponent.Sheets.getByName("Plug-ins").getCellByPosition(1,i).String)
					end with
					if vSelectedSource = ThisComponent.Sheets.getByName("Plug-ins").getCellByPosition(1,i).String then 
						vSelectedIndex= vCounter
					end if
					vCounter=vCounter+1
                End If
            Next i
        End If
        if vSelectedIndex &gt;= 0 then
			VisualControl = vSourceDocument.CurrentController.getControl(oControl)
			VisualControl.selectItemPos(vSelectedIndex, True)        
        end if
	end if
    Exit Sub
    
ErrHandler:
    MsgBox("Finding worksheet: " &amp; Error$, 0, "Method LoadFindingSource")
    Resume Next
End Sub

Sub LoadFindingDomain(vSourceDocument as Object, vSelectedSource as string, vSelectedDomain as string)
	Dim oControl as object, vCounter as integer, vSelectedIndex as long, vWLanguage as string
    Dim i As integer, l as integer, VisualControl as object, vItems as Object, vItemData as object
    Dim oSheet As Object, NamedRange as Object, oCellRange as Object, oRangeAddress as Object
 	Dim vPointerDomain As String
	Dim vCodeItem as string, vDefLText as string, vText as string, CountTitle as integer, vDummyTitle as Object
    
    On Error GoTo ErrHandler
	
    'get working language or set a default in english (en)
    If ThisComponent.Drawpage.Forms.getByName("FindingMatrix").getByName("wl").Text &lt;&gt; "" Then
        vWLanguage = ThisComponent.Drawpage.Forms.getByName("FindingMatrix").getByName("wl").Text
    Else
        vWLanguage = vDefWLanguage
    End If

	if vSelectedDomain &lt;&gt; "" then
		vPointerDomain = Left(vSelectedDomain, InStr(vSelectedDomain, " ") - 1)   
	end if
	
    If (ThisComponent.Drawpage.Forms.getByName("FindingMatrix").getByName("AuditFile").Text &lt;&gt; "") Then
        'merge with plug-ins selected and core AITAM

		vItems=SelectCascadeContent(vPointerDomain, "", "", vSelectedSource, "Domain")
		oControl = vSourceDocument.Drawpage.Forms.getByName("FindingMatrix").getByName("Domain")

		vCounter=0
		vSelectedIndex=-1
		for i=0 to vItems.getLength -1
		'loop through Domains
			if vItems.item(i).getNodeName="Domain" then
				vCodeItem=vItems.item(i).getAttribute("nr") &amp; " "
				vDefLText=""
				vText = ""
				vItemData=vItems.item(i).getElementsByTagName("title").item(0).getChildNodes()
				for l=0 to vItemData.getLength -1
					if vItemData.item(l).getAttribute("l") = vDefWLanguage then
						vDefLText = "" &amp; vItemData.item(l).getAttribute("name")
					end if 			                	
					if vItemData.item(l).getAttribute("l") = vWLanguage then
						vText = "" &amp; vItemData.item(l).getAttribute("name")
					end if 			                	
				next l
				if vText= "" then vText=vDefLText
				if vText&lt;&gt; "" then 
					vCounter=vCounter+1	         
					with oControl
						.insertItemText(vCounter,vCodeItem &amp; vText)
					end with
					if vSelectedDomain = vCodeItem &amp; " " &amp; vText then 
						vSelectedIndex= vCounter
					end if
				end if
			end if
		next i

        if vSelectedIndex &gt;= 0 then
			VisualControl = vSourceDocument.CurrentController.getControl(oControl)
			VisualControl.selectItemPos(vSelectedIndex, True)        
        end if
	end if
    Exit Sub
    
ErrHandler:
    MsgBox("Finding worksheet: " &amp; Error$, 0, "Method LoadFindingDomain")
    Resume Next
End Sub

Function SelectCascadeContent(vPointerDomain As String, vPointerArea As String, vPointerIssue As String, vPointerPlugIn As String, vAnalysis as string)
  'emulate ms vba selectnodes with xpath
	Dim Result As Object, oXml As Object, vAnchor As Object, oDocBuilder as object
    Dim vPlugIns as Object, vAreas As Object, vDomains As Object
    Dim vItem As Object, i as integer, j as integer, k as integer, l as integer, m as integer  

	On Error GoTo ErrHandler
	
    If (ThisComponent.Drawpage.Forms.getByName("FindingMatrix").getByName("AuditFile").Text &lt;&gt; "") Then
        Set oDocBuilder = createUnoService("com.sun.star.xml.dom.DocumentBuilder")
        oXml = oDocBuilder.parseURI(ThisComponent.Drawpage.Forms.getByName("FindingMatrix").getByName("AuditFile").Text)
        oXml.normalize()
		If oXml.getChildNodes().getLength &gt; 0 Then
			if vPointerPlugIn = "AITAM" then
				vAnchor = oXml.getElementsByTagName("ActiveITAuditDomains")
				vDomains = vAnchor.item(0).getElementsByTagName("Domain")
			else
				vPlugIns  = oXml.getElementsByTagName("PlugIn")
				For m = 0 to vPlugIns.getLength -1
					if vPlugIns.item(m).getAttribute("name") = vPointerPlugIn then
						'vAnchor = vPlugIns.item(m).getChildNodes()
						vDomains = vPlugIns.item(m).getElementsByTagName("Domain")
						exit for
					end if
				next m
			end if
			if vAnalysis = "Domain" then
				Result = vDomains
			else
				For i = 0 to vDomains.getLength -1
					if vDomains.item(i).getNodeName="Domain" then
						if vDomains.item(i).getAttribute("nr") = vPointerDomain then			
							vAreas = vDomains.item(i).getChildNodes()
							if vAnalysis = "Area" then
								Result = vAreas
							else
								For j = 0 to vAreas.getLength -1
									if vAreas.item(j).getNodeName="Area" then
										if vAreas.item(j).getAttribute("nr") = vPointerArea then			
											Result = vAreas.item(j).getChildNodes()
											exit for 'exit loop on domains controled by j
										end if
									end if
								Next j
								exit for 'exit loop on domains controled by i
							end if
						end if
					end if
				next i
			end if
		end if
	end if
	
	SelectCascadeContent = Result
	Exit function
    
ErrHandler:
	MsgBox(Error$, 0, "Method SelectCascadeContent")
    Resume Next
End Function

Sub LoadFindingArea(vSourceDocument as Object, vSelectedSource as string, vSelectedDomain as string, vSelectedArea as string)
	Dim oControl as object, vCounter as integer, vSelectedIndex as long, vWLanguage as string
    Dim i As integer, l as integer, VisualControl as object, vItems as Object, vItemData as object
    Dim oSheet As Object, NamedRange as Object, oCellRange as Object, oRangeAddress as Object
 	Dim vPointerDomain As String, vPointerArea As String
	Dim vCodeItem as string, vDefLText as string, vText as string, CountTitle as integer, vDummyTitle as Object
    
    On Error GoTo ErrHandler
	
    'get working language or set a default in english (en)
    If ThisComponent.Drawpage.Forms.getByName("FindingMatrix").getByName("wl").Text &lt;&gt; "" Then
        vWLanguage = ThisComponent.Drawpage.Forms.getByName("FindingMatrix").getByName("wl").Text
    Else
        vWLanguage = vDefWLanguage
    End If

	if vSelectedDomain &lt;&gt; "" then
		vPointerDomain = Left(vSelectedDomain, InStr(vSelectedDomain, " ") - 1)   
	end if
	if vSelectedArea &lt;&gt; "" then
		vPointerArea = Left(vSelectedArea, InStr(vSelectedArea, " ") - 1)   
	end if
	
    If (ThisComponent.Drawpage.Forms.getByName("FindingMatrix").getByName("AuditFile").Text &lt;&gt; "") Then
        'merge with plug-ins selected and core AITAM

		vItems=SelectCascadeContent(vPointerDomain, vPointerArea, "", vSelectedSource, "Area")
		oControl = vSourceDocument.Drawpage.Forms.getByName("FindingMatrix").getByName("Area")


		vCounter=0
		vSelectedIndex=-1
		for i=0 to vItems.getLength -1
		'loop through Areas
			if vItems.item(i).getNodeName="Area" then
				vCodeItem=vItems.item(i).getAttribute("nr") &amp; " "
				vDefLText=""
				vText = ""
				vItemData=vItems.item(i).getElementsByTagName("title").item(0).getChildNodes()
				for l=0 to vItemData.getLength -1
					if vItemData.item(l).getAttribute("l") = vDefWLanguage then
						vDefLText = "" &amp; vItemData.item(l).getAttribute("name")
					end if 			                	
					if vItemData.item(l).getAttribute("l") = vWLanguage then
						vText = "" &amp; vItemData.item(l).getAttribute("name")
					end if 			                	
				next l
				if vText= "" then vText=vDefLText
				if vText&lt;&gt; "" then 
					vCounter=vCounter+1	         
					with oControl
						.insertItemText(vCounter,vCodeItem &amp; vText)
					end with
					if vSelectedArea = vCodeItem &amp; " " &amp; vText then 
						vSelectedIndex= vCounter
					end if
				end if
			end if
		next i


        if vSelectedIndex &gt;= 0 then
			VisualControl = vSourceDocument.CurrentController.getControl(oControl)
			VisualControl.selectItemPos(vSelectedIndex, True)        
        end if
	end if
    Exit Sub
    
ErrHandler:
    MsgBox("Finding worksheet: " &amp; Error$, 0, "Method LoadFindingArea")
    Resume Next
End Sub

Sub LoadFindingIssue(vSourceDocument as Object, vSelectedSource as string, vSelectedDomain as string, vSelectedArea as string, vSelectedIssue as string)
	Dim oControl as object, vCounter as integer, vSelectedIndex as long, vWLanguage as string
    Dim i As integer, l as integer, VisualControl as object, vItems as Object, vItemData as object
    Dim oSheet As Object, NamedRange as Object, oCellRange as Object, oRangeAddress as Object
 	Dim vPointerDomain As String, vPointerArea As String, vPointerIssue As String
	Dim vCodeItem as string, vDefLText as string, vText as string, CountTitle as integer, vDummyTitle as Object
    
    On Error GoTo ErrHandler
	
    'get working language or set a default in english (en)
    If ThisComponent.Drawpage.Forms.getByName("FindingMatrix").getByName("wl").Text &lt;&gt; "" Then
        vWLanguage = ThisComponent.Drawpage.Forms.getByName("FindingMatrix").getByName("wl").Text
    Else
        vWLanguage = vDefWLanguage
    End If

	if vSelectedDomain &lt;&gt; "" then
		vPointerDomain = Left(vSelectedDomain, InStr(vSelectedDomain, " ") - 1)   
	end if
	if vSelectedArea &lt;&gt; "" then
		vPointerArea = Left(vSelectedArea, InStr(vSelectedArea, " ") - 1)   
	end if
	if vSelectedIssue &lt;&gt; "" then
		vPointerIssue = Left(vSelectedIssue, InStr(vSelectedIssue, " ") - 1)   
	end if
	
    If (ThisComponent.Drawpage.Forms.getByName("FindingMatrix").getByName("AuditFile").Text &lt;&gt; "") Then
        'merge with plug-ins selected and core AITAM

		vItems=SelectCascadeContent(vPointerDomain, vPointerArea, vPointerIssue, vSelectedSource, "Issue")
		oControl = vSourceDocument.Drawpage.Forms.getByName("FindingMatrix").getByName("Issue")

		vCounter=0
		vSelectedIndex=-1
		for i=0 to vItems.getLength -1
		'loop through Areas
			if vItems.item(i).getNodeName="Issue" then
				vCodeItem=vItems.item(i).getAttribute("nr") &amp; " "
				vDefLText=""
				vText = ""
				vItemData=vItems.item(i).getElementsByTagName("title").item(0).getChildNodes()
				for l=0 to vItemData.getLength -1
					if vItemData.item(l).getAttribute("l") = vDefWLanguage then
						vDefLText = "" &amp; vItemData.item(l).getAttribute("name")
					end if 			                	
					if vItemData.item(l).getAttribute("l") = vWLanguage then
						vText = "" &amp; vItemData.item(l).getAttribute("name")
					end if 			                	
				next l
				if vText= "" then vText=vDefLText
				if vText&lt;&gt; "" then 
					vCounter=vCounter+1	         
					with oControl
						.insertItemText(vCounter,vCodeItem &amp; vText)
					end with
					if vSelectedIssue = vCodeItem &amp; " " &amp; vText then 
						vSelectedIndex= vCounter
					end if
				end if
			end if
		next i

        if vSelectedIndex &gt;= 0 then
			VisualControl = vSourceDocument.CurrentController.getControl(oControl)
			VisualControl.selectItemPos(vSelectedIndex, True)        
        end if
	end if
    Exit Sub
    
ErrHandler:
    MsgBox("Finding worksheet: " &amp; Error$, 0, "Method LoadFindingIssue")
    Resume Next
End Sub

Function SelectFindingContent(vPointerFinding As String)
  'emulate ms vba selectnodes with xpath
	Dim Result As Object, oXml As Object, vAnchor As Object, oDocBuilder as object, i as integer, vCases as Object

	On Error GoTo ErrHandler
	
    If (ThisComponent.Drawpage.Forms.getByName("FindingMatrix").getByName("AuditFile").Text &lt;&gt; "") Then
        Set oDocBuilder = createUnoService("com.sun.star.xml.dom.DocumentBuilder")
        oXml = oDocBuilder.parseURI(ThisComponent.Drawpage.Forms.getByName("FindingMatrix").getByName("AuditFile").Text)
        oXml.normalize()
		If oXml.getChildNodes().getLength &gt; 0 Then
			vAnchor = oXml.getElementsByTagName("Cases")
			vCases = vAnchor.item(0).getElementsByTagName("Case")
			For i = 0 to vCases.getLength -1
				if vCases.item(i).getNodeName="Case" then
					if vCases.item(i).getAttribute("nr") = vPointerFinding then			
						Result = vCases.item(i)
						exit for 'exit loop on domains controled by i
					end if
				end if
			next i
		end if
	end if
	
	SelectFindingContent = Result
	Exit function
    
ErrHandler:
	MsgBox(Error$, 0, "Method SelectFindingContent")
    Resume Nex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